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-Regular" svg:font-family="Roboto-Regular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1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2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3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4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5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6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7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8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69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0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1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2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3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4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5" style:parent-style-name="Normal" style:family="paragraph">
      <style:paragraph-properties style:text-autospace="none" fo:text-align="justify" fo:margin-bottom="0in" fo:line-height="100%"/>
      <style:text-properties style:font-name="Roboto-Regular" style:font-name-complex="Roboto-Regular" fo:color="#3B454E" fo:font-size="9.5pt" style:font-size-asian="9.5pt" style:font-size-complex="9.5pt"/>
    </style:style>
    <style:style style:name="P76" style:parent-style-name="Normal" style:family="paragraph">
      <style:paragraph-properties style:text-autospace="none" fo:text-align="justify" fo:margin-bottom="0in" fo:line-height="100%"/>
    </style:style>
  </office:automatic-styles>
  <office:body>
    <office:text text:use-soft-page-breaks="true">
      <text:p text:style-name="P1">Por uma questão de transparência para com os seus cidadãos, uma cidade decide conceber um sistema informático que lhe permita representar todos os bens (edifício, veículo,...) que possui. Um bem é definido pelo seu valor e custo mensal de manutenção, ambos em Euros. Também queremos saber o número de instâncias de cada bem.</text:p>
      <text:p text:style-name="P2"/>
      <text:p text:style-name="P3"/>
      <text:p text:style-name="P4">SUBSTANTIVOS</text:p>
      <text:p text:style-name="P5"/>
      <text:p text:style-name="P6">Cidadão<text:s/>- CLASSE</text:p>
      <text:p text:style-name="P7"/>
      <text:p text:style-name="P8">Cidade – CLASSE</text:p>
      <text:p text:style-name="P9"/>
      <text:p text:style-name="P10">Bens – CLASSE</text:p>
      <text:p text:style-name="P11"/>
      <text:p text:style-name="P12">Valor – ATRIBUTO<text:s/></text:p>
      <text:p text:style-name="P13"/>
      <text:p text:style-name="P14">Custo Mensal – ATRIBUTO<text:s/></text:p>
      <text:p text:style-name="P15"/>
      <text:p text:style-name="P16">Instância – ATRIBUTO</text:p>
      <text:p text:style-name="P17"/>
      <text:p text:style-name="P18">Edifícios – ? ATRIBUTO<text:s/></text:p>
      <text:p text:style-name="P19"/>
      <text:p text:style-name="P20">Veículos – ? ATRIBUTO</text:p>
      <text:p text:style-name="P21"/>
      <text:p text:style-name="P22"/>
      <text:p text:style-name="P23">VERBOS</text:p>
      <text:p text:style-name="P24"/>
      <text:p text:style-name="P25">É definido<text:s/>– x<text:s/></text:p>
      <text:p text:style-name="P26"/>
      <text:p text:style-name="P27">Saber<text:s/>o número de instâncias<text:s/>–<text:s/>método</text:p>
      <text:p text:style-name="P28"/>
      <text:p text:style-name="P29">Conceber<text:s/>– x</text:p>
      <text:p text:style-name="P30"/>
      <text:p text:style-name="P31">Representar<text:s/>– x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sistema informático – representar – os bens que a cidade possui</text:p>
      <text:p text:style-name="P40"/>
      <text:p text:style-name="P41">bem – define-se pelo valor e custo de manutenção</text:p>
      <text:p text:style-name="P42"/>
      <text:p text:style-name="P43">categoria de cada bem</text:p>
      <text:p text:style-name="P44"/>
      <text:p text:style-name="P45"/>
      <text:p text:style-name="P46">classe Cidade</text:p>
      <text:p text:style-name="P47"/>
      <text:p text:style-name="P48">atributos – orcamento – despesas – ano</text:p>
      <text:p text:style-name="P49"/>
      <text:p text:style-name="P50"/>
      <text:p text:style-name="P51">classe BensQueACidadePossui</text:p>
      <text:p text:style-name="P52"/>
      <text:p text:style-name="P53">atributos<text:s/>–<text:s/>bensDaCidade<text:s/>– manutencao – valor<text:s/></text:p>
      <text:p text:style-name="P54"/>
      <text:p text:style-name="P55"/>
      <text:p text:style-name="P56">classe ValorCustoManutenaoDoBem</text:p>
      <text:p text:style-name="P57"/>
      <text:p text:style-name="P58">atributos<text:s/>– categoriaBensDaCidade<text:s/>– automovel – mobiliario – imovel – ferramenta<text:s/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-Regular" svg:font-family="Roboto-Regular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elo José Monteiro Simão</meta:initial-creator>
    <dc:creator>Marcelo José Monteiro Simão</dc:creator>
    <meta:creation-date>2023-09-04T09:12:00Z</meta:creation-date>
    <dc:date>2023-09-04T10:40:00Z</dc:date>
    <meta:template xlink:href="Normal" xlink:type="simple"/>
    <meta:editing-cycles>3</meta:editing-cycles>
    <meta:editing-duration>PT5280S</meta:editing-duration>
    <meta:document-statistic meta:page-count="2" meta:paragraph-count="2" meta:word-count="158" meta:character-count="1012" meta:row-count="7" meta:non-whitespace-character-count="856"/>
  </office:meta>
</office:document-meta>
</file>